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23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17" style:family="table-cell" style:parent-style-name="Default" style:data-style-name="N123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5" style:family="table-cell" style:parent-style-name="Default" style:data-style-name="N40">
      <style:text-properties fo:font-size="8pt" style:font-size-asian="8pt" style:font-size-complex="8pt"/>
    </style:style>
    <style:style style:name="ce24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25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2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2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CR du 10_05</text:p>
          </table:table-cell>
          <table:covered-table-cell/>
          <table:table-cell table:style-name="ce1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17_05</text:p>
          </table:table-cell>
          <table:covered-table-cell/>
          <table:table-cell table:style-name="ce1" table:formula="of:=[$'Semaine 2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24_05</text:p>
          </table:table-cell>
          <table:covered-table-cell/>
          <table:table-cell table:style-name="ce1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31_05</text:p>
          </table:table-cell>
          <table:covered-table-cell/>
          <table:table-cell table:style-name="ce1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07_06</text:p>
          </table:table-cell>
          <table:covered-table-cell/>
          <table:table-cell table:style-name="ce1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14_06</text:p>
          </table:table-cell>
          <table:covered-table-cell/>
          <table:table-cell table:style-name="ce1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1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11" table:formula="of:=SUM([$'Semaine 1'.B9];[$'Semaine 2'.B9];[$'Semaine 3'.B9];[$'Semaine 4'.B9];[$'Semaine 5'.B9];[$'Semaine 6'.B9])" office:value-type="time" office:time-value="PT39H00M00S" calcext:value-type="time">
            <text:p>39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7"/>
        <table:table-column table:style-name="co4" table:number-columns-repeated="24" table:default-cell-style-name="Default"/>
        <table:table-row table:style-name="ro1">
          <table:table-cell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5" office:value-type="date" office:date-value="2019-05-06" calcext:value-type="date">
            <text:p>lundi 6 mai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15" office:value-type="date" office:date-value="2019-05-07" calcext:value-type="date">
            <text:p>mardi 7 ma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15" office:value-type="date" office:date-value="2019-05-08" calcext:value-type="date">
            <text:p>mercredi 8 mai</text:p>
          </table:table-cell>
          <table:table-cell table:number-columns-repeated="24" table:style-name="ce3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15" office:value-type="date" office:date-value="2019-05-09" calcext:value-type="date">
            <text:p>jeudi 9 ma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15" office:value-type="date" office:date-value="2019-05-10" calcext:value-type="date">
            <text:p>vendredi 10 mai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17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15" table:formula="of:=[.A2]" office:value-type="date" office:date-value="2019-05-06" calcext:value-type="date">
            <text:p>lundi 6 mai</text:p>
          </table:table-cell>
          <table:table-cell table:style-name="ce6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20"/>
        </table:table-row>
        <table:table-row table:style-name="ro1">
          <table:table-cell table:style-name="ce15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20"/>
        </table:table-row>
        <table:table-row table:style-name="ro1">
          <table:table-cell table:style-name="ce15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20"/>
        </table:table-row>
        <table:table-row table:style-name="ro1">
          <table:table-cell table:style-name="ce15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20"/>
        </table:table-row>
        <table:table-row table:style-name="ro1">
          <table:table-cell table:style-name="ce15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20"/>
        </table:table-row>
        <table:table-row table:style-name="ro1">
          <table:table-cell/>
          <table:table-cell table:style-name="ce20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2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15"/>
        <table:table-column table:style-name="co4" table:default-cell-style-name="ce2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9"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14H30M00S" calcext:value-type="time">
            <text:p>14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6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7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15"/>
        <table:table-column table:style-name="co4" table:default-cell-style-name="ce24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15"/>
        <table:table-column table:style-name="co4" table:default-cell-style-name="ce25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15"/>
        <table:table-column table:style-name="co4" table:default-cell-style-name="ce26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15"/>
        <table:table-column table:style-name="co4" table:default-cell-style-name="ce27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6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style-name="Default"/>
          <table:table-cell table:style-name="ce2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3:48:06.886952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14T17:24:04.715335707</dc:date>
    <meta:editing-duration>PT11H41M28S</meta:editing-duration>
    <meta:editing-cycles>33</meta:editing-cycles>
    <meta:generator>LibreOffice/6.0.7.3$Linux_X86_64 LibreOffice_project/00m0$Build-3</meta:generator>
    <meta:document-statistic meta:table-count="7" meta:cell-count="1011" meta:object-count="0"/>
  </office:meta>
</office:document-meta>
</file>